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/>
    <style:style style:name="T1" style:family="text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7783070653395960" text:style-name="L4">
        <text:list-item>
          <text:p text:style-name="P1"><text:span text:style-name="T1">Pouvoir «enregistrer» manuellement une DD:<text:line-break/>- Entrer un nom<text:line-break/>- Entrer une capacité spéciale<text:line-break/>- Choisir la génération<text:line-break/>- Choisir la couleur <text:line-break/>- Choisir le sexe<text:line-break/>- Entrer le nombre de reproductions restantes x/20<text:line-break/>- Entrer manuellement par ligne de descendance l'arbre généalogique de la DD: <text:line-break/><text:tab/>1ère ligne: Parents 2<text:line-break/><text:tab/>2ème ligne: Grands-Parents 4<text:line-break/><text:tab/>3ème ligne: Arrière-Grands</text:span></text:p>
          <text:p text:style-name="P1"><text:span text:style-name="T1"/></text:p>
        </text:list-item>
        <text:list-item>
          <text:p text:style-name="P1"><text:span text:style-name="T1">Comparer deux arbres généalogiques: Au survol du curseur afficher l'arbre généalogique dans liste étable</text:span></text:p>
          <text:p text:style-name="P1"><text:span text:style-name="T1"/></text:p>
        </text:list-item>
        <text:list-item>
          <text:p text:style-name="P1"><text:span text:style-name="T1">Afficher l'historique d'une DD à la POE? Arbre de compétence POE immense/zoom/Système de ligne en surbrillance pour retracer le chemin jusqu'à la DD choisie. Pouvoir naviguer dedans</text:span></text:p>
        </text:list-item>
      </text:list>
      <text:p text:style-name="Standard"><text:span text:style-name="T1"/></text:p>
      <text:list xml:id="list42197639" text:continue-numbering="true" text:style-name="L4">
        <text:list-item>
          <text:p text:style-name="P1"><text:span text:style-name="T1">Zone X: Pouvoir envoyer une DD dans la zone X avec un petit bouton sur sa fiche.<text:line-break/> Seule condition: Ne pas pouvoir mettre 2x mâle/2x femelle dans la zone X.<text:line-break/> La zone X: Affiche les deux DD et leurs deux arbres généalogiques-/Arrière-grands- parents. Calcul les % de chances d'obtention des naissances.</text:span></text:p>
          <text:p text:style-name="P1"><text:span text:style-name="T1"/></text:p>
        </text:list-item>
        <text:list-item>
          <text:p text:style-name="P1"><text:span text:style-name="T1">Enregistrer/mettre en favoris des couples</text:span></text:p>
        </text:list-item>
      </text:list>
      <text:p text:style-name="Standard"><text:span text:style-name="T1"/></text:p>
      <text:list xml:id="list42187165" text:continue-numbering="true" text:style-name="L4">
        <text:list-item>
          <text:p text:style-name="P1"><text:span text:style-name="T1">Avoir une étable avec deux listes: DD adultes et Bébés DD. Pouvoir basculer automatiquement les BDD chez les DD dans x/h ou x/j avec un système d'alerte de confirmation. (tableau trier) </text:span></text:p>
        </text:list-item>
      </text:list>
      <text:p text:style-name="Standard"><text:span text:style-name="T1"/></text:p>
      <text:list xml:id="list42200638" text:continue-numbering="true" text:style-name="L4">
        <text:list-item>
          <text:p text:style-name="P1"><text:span text:style-name="T1">Pouvoir afficher dans l'étable deux colonnes (ou plus?) mâles/femelles</text:span></text:p>
        </text:list-item>
        <text:list-item>
          <text:p text:style-name="P1"><text:span text:style-name="T1"><text:s/>Étable Couple: Affiche la liste des couplesBouton «fécondation» pour ensuite pouvoir sélectionner deux DD (un mâle/une femelle obligatoirement(Sélectionner d'abord une femelle pour la lier à un mâle?)) avec un message de confirmation d'accouplement avec date/heure. ?????????????????</text:span></text:p>
        </text:list-item>
      </text:list>
      <text:p text:style-name="Standard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20:24:27.40</meta:creation-date>
    <meta:document-statistic meta:table-count="0" meta:image-count="0" meta:object-count="0" meta:page-count="1" meta:paragraph-count="9" meta:word-count="238" meta:character-count="1539"/>
    <dc:date>2018-01-20T22:00:11.61</dc:date>
    <meta:editing-duration>PT14M43S</meta:editing-duration>
    <meta:editing-cycles>1</meta:editing-cycles>
    <meta:generator>OpenOffice/4.1.2$Win32 OpenOffice.org_project/412m3$Build-9782</meta:generator>
  </office:meta>
</office:document-meta>
</file>